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16204" officeooo:paragraph-rsid="00116204"/>
    </style:style>
    <style:style style:name="P2" style:family="paragraph" style:parent-style-name="Standard">
      <style:text-properties fo:color="#000000" style:text-underline-style="none" officeooo:rsid="0018e01d" officeooo:paragraph-rsid="0013c7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llen meines Praxisberichtes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3:20:38.511739946</meta:creation-date>
    <dc:date>2016-03-04T08:02:13.987855433</dc:date>
    <meta:editing-duration>PT2H44M17S</meta:editing-duration>
    <meta:editing-cycles>10</meta:editing-cycles>
    <meta:generator>LibreOffice/4.3.3.2$Linux_X86_64 LibreOffice_project/430m0$Build-2</meta:generator>
    <meta:document-statistic meta:table-count="0" meta:image-count="0" meta:object-count="0" meta:page-count="1" meta:paragraph-count="1" meta:word-count="3" meta:character-count="31" meta:non-whitespace-character-count="29"/>
  </office:meta>
</office:document-meta>
</file>